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enced open="〈" close="〉">
          <mrow>
            <mrow>
              <mover accent="true">
                <mo stretchy="false">ϕ</mo>
                <mo stretchy="false">̄</mo>
              </mover>
            </mrow>
            <mo stretchy="false">∣</mo>
            <mrow>
              <mover accent="true">
                <mo stretchy="false">ϕ</mo>
                <mo stretchy="false">̄</mo>
              </mover>
            </mrow>
          </mrow>
        </mfenced>
        <mo stretchy="false">=</mo>
        <mfenced open="〈" close="〉">
          <mrow>
            <mrow>
              <mo stretchy="false">ϕ</mo>
            </mrow>
            <mo stretchy="false">∣</mo>
            <mrow>
              <mo stretchy="false">ϕ</mo>
            </mrow>
          </mrow>
        </mfenced>
      </mrow>
      <mi/>
      <mo stretchy="false">⇒</mo>
      <mi/>
      <mrow>
        <msup>
          <mrow>
            <mover accent="true">
              <mi>D</mi>
              <mo stretchy="false">̂</mo>
            </mover>
          </mrow>
          <mo stretchy="false">†</mo>
        </msup>
        <mo stretchy="false">=</mo>
        <msup>
          <mrow>
            <mover accent="true">
              <mi>D</mi>
              <mo stretchy="false">̂</mo>
            </mover>
          </mrow>
          <mrow>
            <mrow>
              <mo stretchy="false">−</mo>
              <mn>1</mn>
            </mrow>
          </mrow>
        </msup>
      </mrow>
    </mrow>
    <annotation encoding="StarMath 5.0">left langle bar %iphi mline bar %iphi right rangle =
left langle %iphi mline %iphi right rangle ~drarrow~
{hat D} ^%Ux2020 = {hat D} ^{-1} </annotation>
  </semantics>
</math>
</file>